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ot" svg:stroke-width="0.053cm" draw:marker-start-width="0.279cm" draw:marker-end-width="0.279cm" draw:fill="none" draw:textarea-horizontal-align="justify" draw:textarea-vertical-align="middle" draw:auto-grow-height="false" fo:min-height="12.715cm" fo:min-width="24.213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top" draw:auto-grow-height="false" fo:min-height="8.64cm" fo:min-width="9.66cm"/>
      <style:paragraph-properties style:writing-mode="lr-tb"/>
    </style:style>
    <style:style style:name="gr4" style:family="graphic" style:parent-style-name="standard">
      <style:graphic-properties draw:fill-color="#f6f9d4" draw:textarea-horizontal-align="justify" draw:textarea-vertical-align="top" draw:auto-grow-height="false" fo:min-height="4.914cm" fo:min-width="5.114cm"/>
      <style:paragraph-properties style:writing-mode="lr-tb"/>
    </style:style>
    <style:style style:name="gr5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Bitstream Vera Sans Mono"/>
    </style:style>
    <style:style style:name="P2" style:family="paragraph">
      <style:text-properties style:font-name="Bitstream Vera Sans Mono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Bitstream Vera Sans Mono" fo:font-weight="bold" style:font-weight-asian="bold" style:font-weight-complex="bold"/>
    </style:style>
    <style:style style:name="P4" style:family="paragraph">
      <style:paragraph-properties fo:text-align="center"/>
      <style:text-properties style:font-name="Bitstream Vera Sans Mono" fo:font-weight="bold"/>
    </style:style>
    <style:style style:name="P5" style:family="paragraph">
      <loext:graphic-properties draw:fill-color="#b4c7dc"/>
      <style:paragraph-properties fo:text-align="center"/>
      <style:text-properties style:font-name="Bitstream Vera Sans Mono" fo:font-size="22pt" fo:font-weight="bold" style:font-size-asian="22pt" style:font-size-complex="22pt"/>
    </style:style>
    <style:style style:name="P6" style:family="paragraph">
      <loext:graphic-properties draw:fill-color="#f6f9d4"/>
      <style:paragraph-properties fo:text-align="center"/>
      <style:text-properties style:font-name="Bitstream Vera Sans Mono" fo:font-size="24pt" fo:font-weight="bold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Bitstream Vera Sans Mono" fo:font-weight="bold"/>
    </style:style>
    <style:style style:name="P9" style:family="paragraph">
      <loext:graphic-properties draw:fill="none" draw:fill-color="#ffffff"/>
      <style:text-properties style:font-name="Bitstream Vera Sans Mono" fo:font-size="22pt" fo:font-weight="bold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017cm" svg:x="1.31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45cm" svg:height="1.588cm" svg:x="11.477cm" svg:y="2.587cm">
          <draw:text-box>
            <text:p text:style-name="P2"><text:span text:style-name="T1">Cluster</text:span></text:p>
          </draw:text-box>
        </draw:frame>
        <draw:custom-shape draw:style-name="gr3" draw:text-style-name="P5" draw:layer="layout" svg:width="10.16cm" svg:height="8.89cm" svg:x="2.587cm" svg:y="5.445cm">
          <text:p text:style-name="P4"><text:span text:style-name="T2">Node 1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7.938cm" svg:height="7.302cm" svg:x="2.904cm" svg:y="6.715cm">
            <text:p text:style-name="P4"><text:span text:style-name="T3">Executor</text:span></text:p>
            <text:p text:style-name="P4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5" draw:text-style-name="P7" draw:layer="layout" svg:width="0.951cm" svg:height="3.262cm" svg:x="3.539cm" svg:y="9.802cm" svg:viewBox="0 0 952 3263" svg:d="M15 119c465-591-366 1214 176 1103 1856-377-749 1331 761 1545l-381 496h30">
              <text:p/>
            </draw:path>
            <draw:path draw:style-name="gr5" draw:text-style-name="P7" draw:layer="layout" svg:width="1.087cm" svg:height="3.571cm" svg:x="9.254cm" svg:y="9.492cm" svg:viewBox="0 0 1088 3572" svg:d="M18 130c531-646-419 1329 201 1208 2121-413-857 1457 869 1691l-435 543h34">
              <text:p/>
            </draw:path>
            <draw:frame draw:style-name="gr6" draw:text-style-name="P9" draw:layer="layout" svg:width="4.693cm" svg:height="2.055cm" svg:x="4.561cm" svg:y="11.01cm">
              <draw:text-box>
                <text:p text:style-name="P8"><text:span text:style-name="T2">Tasks</text:span></text:p>
                <text:p text:style-name="P8"><text:span text:style-name="T2">(threads)</text:span></text:p>
              </draw:text-box>
            </draw:frame>
          </draw:g>
        </draw:g>
        <draw:custom-shape draw:style-name="gr3" draw:text-style-name="P5" draw:layer="layout" svg:width="10.16cm" svg:height="8.89cm" svg:x="14.97cm" svg:y="5.445cm">
          <text:p text:style-name="P4"><text:span text:style-name="T2">Node 2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7.938cm" svg:height="7.302cm" svg:x="15.605cm" svg:y="6.397cm">
            <text:p text:style-name="P4"><text:span text:style-name="T3">Executor</text:span></text:p>
            <text:p text:style-name="P4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5" draw:text-style-name="P7" draw:layer="layout" svg:width="0.951cm" svg:height="3.262cm" svg:x="16.24cm" svg:y="9.484cm" svg:viewBox="0 0 952 3263" svg:d="M15 119c465-591-366 1214 176 1103 1856-377-749 1331 761 1545l-381 496h30">
              <text:p/>
            </draw:path>
            <draw:path draw:style-name="gr5" draw:text-style-name="P7" draw:layer="layout" svg:width="1.087cm" svg:height="3.571cm" svg:x="21.955cm" svg:y="9.174cm" svg:viewBox="0 0 1088 3572" svg:d="M18 130c531-646-419 1329 201 1208 2121-413-857 1457 869 1691l-435 543h34">
              <text:p/>
            </draw:path>
            <draw:frame draw:style-name="gr6" draw:text-style-name="P9" draw:layer="layout" svg:width="4.693cm" svg:height="2.055cm" svg:x="17.262cm" svg:y="10.692cm">
              <draw:text-box>
                <text:p text:style-name="P8"><text:span text:style-name="T2">Tasks</text:span></text:p>
                <text:p text:style-name="P8"><text:span text:style-name="T2">(threads)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16:06:17.961124694</meta:creation-date>
    <dc:date>2021-02-01T16:16:56.728683299</dc:date>
    <meta:editing-duration>PT28S</meta:editing-duration>
    <meta:editing-cycles>1</meta:editing-cycles>
    <meta:document-statistic meta:object-count="16"/>
    <meta:generator>LibreOffice/7.0.3.1$Linux_X86_64 LibreOffice_project/00$Build-1</meta:generator>
  </office:meta>
</office:document-meta>
</file>